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1C2329C461E.jpg" manifest:media-type="image/jpeg"/>
  <manifest:file-entry manifest:full-path="Pictures/1000000000000258000001C2226A38AE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e1" text:anchor-type="char" svg:x="0.43cm" svg:y="12.277cm" svg:width="15.875cm" svg:height="11.906cm" draw:z-index="0"><draw:image xlink:href="Pictures/1000000000000258000001C2329C461E.jpg" xlink:type="simple" xlink:show="embed" xlink:actuate="onLoad" draw:mime-type="image/jpeg"/></draw:frame><draw:frame draw:style-name="fr1" draw:name="Bilde2" text:anchor-type="char" svg:x="0.43cm" svg:y="-0.238cm" svg:width="15.875cm" svg:height="11.906cm" draw:z-index="1"><draw:image xlink:href="Pictures/1000000000000258000001C2226A38AE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14:10:02.478000000</meta:creation-date>
    <dc:date>2025-02-18T14:11:29.597000000</dc:date>
    <meta:editing-duration>PT1M28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4.8.4.2$Windows_X86_64 LibreOffice_project/bb3cfa12c7b1bf994ecc5649a80400d06cd71002</meta:generator>
  </office:meta>
</office:document-meta>
</file>